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11fd27" officeooo:paragraph-rsid="0011fd27"/>
    </style:style>
    <style:style style:name="P2" style:family="paragraph" style:parent-style-name="Standard">
      <style:paragraph-properties fo:text-align="center" style:justify-single-word="false"/>
      <style:text-properties fo:language="pt" fo:country="PT" officeooo:rsid="0011fd27" officeooo:paragraph-rsid="0011fd27"/>
    </style:style>
    <style:style style:name="P3" style:family="paragraph" style:parent-style-name="Standard">
      <style:text-properties fo:language="pt" fo:country="PT" officeooo:rsid="0013cd9a" officeooo:paragraph-rsid="0013cd9a"/>
    </style:style>
    <style:style style:name="P4" style:family="paragraph" style:parent-style-name="Standard">
      <style:paragraph-properties fo:text-align="center" style:justify-single-word="false"/>
      <style:text-properties fo:language="pt" fo:country="PT" officeooo:rsid="0013229a" officeooo:paragraph-rsid="0013229a"/>
    </style:style>
    <style:style style:name="T1" style:family="text">
      <style:text-properties officeooo:rsid="0013c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 – <text:span text:style-name="T1">1-2015</text:span></text:p>
      <text:p text:style-name="P1">IE - CIC</text:p>
      <text:p text:style-name="P1">Programação Sistemática - <text:span text:style-name="T1">113956</text:span></text:p>
      <text:p text:style-name="P3">Danilo Alves Xavier</text:p>
      <text:p text:style-name="P3">José Antonio Siqueira de Cerqueira</text:p>
      <text:p text:style-name="P1"/>
      <text:p text:style-name="P4">Trabalho 2</text:p>
      <text:p text:style-name="P2"/>
      <text:p text:style-name="P4">Padrões de Documentação adotados</text:p>
      <text:p text:style-name="P1"/>
      <text:p text:style-name="P1"><text:tab/><text:span text:style-name="T1">Foi adotado no trabalho 2 um padrão de documentação a fim de se utilizar a ferramenta Doxygen para documentar a interface.</text:span></text:p>
      <text:p text:style-name="P1"><text:tab/><text:span text:style-name="T1">Seguimos as instruções mostradas no arquivo DoxygenTutorial.pdf visto no laboratório. Utilizamos o padrão JAVADOC, documentando em cada arquivo o cabeçalho com uma descrição do arquivo, os autores, data de criação e versão. Para cada função documentamos os parametros e o retorno, também referências à outras funções quando necessárias.</text:span></text:p>
      <text:p text:style-name="P1"><text:tab/><text:span text:style-name="T1">Para variáveis locais utilizamos os comentários da linguagem C que não gera documentação automática com a ferramenta Doxy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1:05:12.775786883</meta:creation-date>
    <dc:date>2015-06-16T11:37:17.078028708</dc:date>
    <meta:editing-duration>PT31M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112" meta:character-count="754" meta:non-whitespace-character-count="648"/>
  </office:meta>
</office:document-meta>
</file>